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7ACBBDAE1450F90400.png" manifest:media-type="image/png"/>
  <manifest:file-entry manifest:full-path="Pictures/100002010000042800000435BB502689EAE75D42.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Pictures/100002010000042800000435CA2E8BD2F073851C.png" manifest:media-type="image/png"/>
  <manifest:file-entry manifest:full-path="Pictures/100002010000021200000202A058138DE705B26A.png" manifest:media-type="image/png"/>
  <manifest:file-entry manifest:full-path="Pictures/1000020100000399000002A134872B17D902D42B.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78b94"/>
    </style:style>
    <style:style style:name="T111" style:family="text">
      <style:text-properties officeooo:rsid="01d9b657"/>
    </style:style>
    <style:style style:name="T112" style:family="text">
      <style:text-properties officeooo:rsid="01df6620"/>
    </style:style>
    <style:style style:name="T113" style:family="text">
      <style:text-properties officeooo:rsid="01dfdca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text:span text:style-name="T112">1</text:span>.<text:span text:style-name="T112">0</text:span><text:span text:style-name="T113">2</text:span><text:span text:style-name="T110">.</text:span><text:span text:style-name="T111">1</text:span><text:span text:style-name="T113">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200000202A058138DE705B26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4104084373"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1341507008"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2328056483"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2-12T19:13:51.228862341</dc:date>
    <meta:editing-duration>P2DT15H28M29S</meta:editing-duration>
    <meta:editing-cycles>477</meta:editing-cycles>
    <meta:generator>LibreOffice/6.4.6.2$Linux_X86_64 LibreOffice_project/40$Build-2</meta:generator>
    <meta:document-statistic meta:table-count="0" meta:image-count="9" meta:object-count="0" meta:page-count="31" meta:paragraph-count="290" meta:word-count="2326" meta:character-count="15714" meta:non-whitespace-character-count="13704"/>
  </office:meta>
</office:document-meta>
</file>